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00342" officeooo:paragraph-rsid="00943374" style:font-weight-asian="bold" style:font-weight-complex="bold"/>
    </style:style>
    <style:style style:name="P6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7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8" style:family="paragraph" style:parent-style-name="Standard">
      <style:text-properties fo:font-weight="bold" officeooo:rsid="00c0bab4" officeooo:paragraph-rsid="00c0bab4" style:font-weight-asian="bold" style:font-weight-complex="bold"/>
    </style:style>
    <style:style style:name="P9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ed1aa" officeooo:paragraph-rsid="00166e4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e1014" officeooo:paragraph-rsid="009e1014" style:font-weight-asian="normal" style:font-weight-complex="normal"/>
    </style:style>
    <style:style style:name="P12" style:family="paragraph" style:parent-style-name="Standard">
      <style:text-properties fo:font-weight="normal" officeooo:rsid="00c0bab4" officeooo:paragraph-rsid="00c0bab4" style:font-weight-asian="normal" style:font-weight-complex="normal"/>
    </style:style>
    <style:style style:name="P13" style:family="paragraph" style:parent-style-name="Standard">
      <style:text-properties fo:font-weight="normal" officeooo:rsid="00c20c75" officeooo:paragraph-rsid="00c0bab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ab497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943374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d3226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a9eb60" style:font-weight-asian="normal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ae70a4" officeooo:paragraph-rsid="00ae70a4" style:font-weight-asian="normal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a0b66d" officeooo:paragraph-rsid="00a0b66d" style:font-weight-asian="bold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ab497" officeooo:paragraph-rsid="008ab497" style:font-weight-asian="bold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3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paragraph-rsid="007d68db"/>
    </style:style>
    <style:style style:name="P3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3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34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0b66d" officeooo:paragraph-rsid="00a0b66d" style:font-weight-asian="bold" style:font-weight-complex="bold"/>
    </style:style>
    <style:style style:name="P3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e70a4" officeooo:paragraph-rsid="00ae70a4" style:font-weight-asian="bold" style:font-weight-complex="bold"/>
    </style:style>
    <style:style style:name="P3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3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3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3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4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4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ae70a4" officeooo:paragraph-rsid="00ae70a4" style:font-weight-asian="normal" style:font-weight-complex="normal"/>
    </style:style>
    <style:style style:name="P4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43" style:family="paragraph" style:parent-style-name="Text_20_body">
      <style:text-properties officeooo:rsid="002ad71c" officeooo:paragraph-rsid="002ad71c"/>
    </style:style>
    <style:style style:name="P44" style:family="paragraph" style:parent-style-name="Text_20_body">
      <style:text-properties officeooo:rsid="002ad71c" officeooo:paragraph-rsid="00943374"/>
    </style:style>
    <style:style style:name="P45" style:family="paragraph" style:parent-style-name="Text_20_body">
      <style:text-properties officeooo:rsid="006ab28f" officeooo:paragraph-rsid="006ab28f"/>
    </style:style>
    <style:style style:name="P46" style:family="paragraph" style:parent-style-name="Text_20_body">
      <style:text-properties officeooo:rsid="006ab28f" officeooo:paragraph-rsid="00943374"/>
    </style:style>
    <style:style style:name="P47" style:family="paragraph" style:parent-style-name="Text_20_body">
      <style:text-properties officeooo:paragraph-rsid="00943374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46cda2" officeooo:paragraph-rsid="00943374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51" style:family="paragraph" style:parent-style-name="Table_20_Contents">
      <style:paragraph-properties fo:text-align="start" style:justify-single-word="false"/>
      <style:text-properties officeooo:rsid="002ac9bd" officeooo:paragraph-rsid="00943374"/>
    </style:style>
    <style:style style:name="P52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53" style:family="paragraph" style:parent-style-name="Table_20_Contents">
      <style:paragraph-properties fo:text-align="start" style:justify-single-word="false"/>
      <style:text-properties officeooo:rsid="005573ea" officeooo:paragraph-rsid="00943374"/>
    </style:style>
    <style:style style:name="P54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55" style:family="paragraph" style:parent-style-name="Table_20_Contents">
      <style:paragraph-properties fo:text-align="start" style:justify-single-word="false"/>
      <style:text-properties officeooo:rsid="00166e4e" officeooo:paragraph-rsid="00943374"/>
    </style:style>
    <style:style style:name="P5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9e1014" officeooo:paragraph-rsid="009e1014" style:font-weight-asian="normal" style:font-weight-complex="normal"/>
    </style:style>
    <style:style style:name="P5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8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59" style:family="paragraph" style:parent-style-name="Preformatted_20_Text">
      <style:paragraph-properties fo:margin-top="0in" fo:margin-bottom="0.1965in" loext:contextual-spacing="false"/>
    </style:style>
    <style:style style:name="P60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61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62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63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4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5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66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67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68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9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P70" style:family="paragraph" style:parent-style-name="Preformatted_20_Text">
      <style:text-properties officeooo:paragraph-rsid="00c0bab4"/>
    </style:style>
    <style:style style:name="P7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c0bab4"/>
    </style:style>
    <style:style style:name="P7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7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T1" style:family="text">
      <style:text-properties officeooo:rsid="0056cb7c"/>
    </style:style>
    <style:style style:name="T2" style:family="text">
      <style:text-properties officeooo:rsid="00425abe"/>
    </style:style>
    <style:style style:name="T3" style:family="text">
      <style:text-properties officeooo:rsid="0052a0a9"/>
    </style:style>
    <style:style style:name="T4" style:family="text">
      <style:text-properties officeooo:rsid="00533a7e"/>
    </style:style>
    <style:style style:name="T5" style:family="text">
      <style:text-properties officeooo:rsid="00a23961"/>
    </style:style>
    <style:style style:name="T6" style:family="text">
      <style:text-properties officeooo:rsid="00b95b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periment 1</text:p>
      <text:p text:style-name="P8"/>
      <text:p text:style-name="P8">1. ArcFace</text:p>
      <text:p text:style-name="P13"/>
      <text:p text:style-name="P12">--- 1028.23135805 seconds ---</text:p>
      <text:p text:style-name="P12"/>
      <text:p text:style-name="P71">Kmeans Average F-Measure: 0.511</text:p>
      <text:p text:style-name="P16">Kmeans Average Precision: 0.582</text:p>
      <text:p text:style-name="P16">Kmeans Average Recall: 0.455</text:p>
      <text:p text:style-name="P16">Kmeans Average Runtime: 1.279</text:p>
      <text:p text:style-name="P30"/>
      <text:p text:style-name="P16">HAC Average F-Measure: 0.413</text:p>
      <text:p text:style-name="P16">HAC Average Precision: 0.459</text:p>
      <text:p text:style-name="P16">HAC Average Recall: 0.376</text:p>
      <text:p text:style-name="P16">HAC Average Runtime: 0.719</text:p>
      <text:p text:style-name="P30"/>
      <text:p text:style-name="P16">Spectral Average F-Measure: 0.465</text:p>
      <text:p text:style-name="P16">Spectral Average Precision: 0.531</text:p>
      <text:p text:style-name="P16">Spectral Average Recall: 0.414</text:p>
      <text:p text:style-name="P16">Spectral Average Runtime: 0.792</text:p>
      <text:p text:style-name="P30"/>
      <text:p text:style-name="P16">GMM Average F-Measure: 0.513</text:p>
      <text:p text:style-name="P16">GMM Average Precision: 0.583</text:p>
      <text:p text:style-name="P16">GMM Average Recall: 0.459</text:p>
      <text:p text:style-name="P16">GMM Average Runtime: 0.914</text:p>
      <text:p text:style-name="P30"/>
      <text:p text:style-name="P16">Birch Average F-Measure: 0.453</text:p>
      <text:p text:style-name="P16">Birch Average Precision: 0.473</text:p>
      <text:p text:style-name="P16">Birch Average Recall: 0.434</text:p>
      <text:p text:style-name="P16">Birch Average Runtime: 1.017</text:p>
      <text:p text:style-name="P70"/>
      <text:p text:style-name="P12"/>
      <text:p text:style-name="P7"/>
      <text:p text:style-name="P7">Experiment <text:span text:style-name="T4">2</text:span></text:p>
      <text:p text:style-name="P7"/>
      <text:list xml:id="list3199950021" text:style-name="L1">
        <text:list-item>
          <text:p text:style-name="P60">Military officer</text:p>
        </text:list-item>
        <text:list-item>
          <text:p text:style-name="P62">Politician </text:p>
        </text:list-item>
        <text:list-item>
          <text:p text:style-name="P62">Manager </text:p>
        </text:list-item>
        <text:list-item>
          <text:p text:style-name="P65">Architect</text:p>
        </text:list-item>
        <text:list-item>
          <text:p text:style-name="P60">Soccer </text:p>
        </text:list-item>
      </text:list>
      <text:p text:style-name="P9"/>
      <text:p text:style-name="P57"/>
      <text:p text:style-name="P9"/>
      <text:p text:style-name="P2">1. FaceNet</text:p>
      <text:p text:style-name="P2"/>
      <text:p text:style-name="P2">Total number of images: 2065</text:p>
      <text:p text:style-name="P2">Number of successfully aligned images: 551</text:p>
      <text:p text:style-name="P2">--- 1436.67554498 seconds ---</text:p>
      <text:p text:style-name="P2"/>
      <text:p text:style-name="P2">Run time: <text:s/>90.642056942</text:p>
      <text:p text:style-name="P15"/>
      <text:p text:style-name="P20">K-means F-Measure: 0.412</text:p>
      <text:p text:style-name="Preformatted_20_Text">K-means Precision: 0.395</text:p>
      <text:p text:style-name="Preformatted_20_Text">K-means Recall: 0.43</text:p>
      <text:p text:style-name="Preformatted_20_Text">K-means Number of False Positives: 281944</text:p>
      <text:p text:style-name="Preformatted_20_Text">--- 1.427732229232788 seconds ---</text:p>
      <text:p text:style-name="Preformatted_20_Text"/>
      <text:p text:style-name="Preformatted_20_Text"><text:soft-page-break/>HAC F-Measure: 0.384</text:p>
      <text:p text:style-name="Preformatted_20_Text">HAC Precision: 0.331</text:p>
      <text:p text:style-name="Preformatted_20_Text">HAC Recall: 0.457</text:p>
      <text:p text:style-name="Preformatted_20_Text">HAC Number of False Positives: 394717</text:p>
      <text:p text:style-name="Preformatted_20_Text">--- 1.2679376602172852 seconds ---</text:p>
      <text:p text:style-name="Preformatted_20_Text"/>
      <text:p text:style-name="Preformatted_20_Text">Spectral F-Measure: 0.385</text:p>
      <text:p text:style-name="Preformatted_20_Text">Spectral Precision: 0.376</text:p>
      <text:p text:style-name="Preformatted_20_Text">Spectral Recall: 0.395</text:p>
      <text:p text:style-name="Preformatted_20_Text">Spectral Number of False Positives: 280378</text:p>
      <text:p text:style-name="Preformatted_20_Text">--- 1.2364716529846191 seconds ---</text:p>
      <text:p text:style-name="Preformatted_20_Text"/>
      <text:p text:style-name="Preformatted_20_Text">GMM F-Measure: 0.466</text:p>
      <text:p text:style-name="Preformatted_20_Text">GMM Precision: 0.462</text:p>
      <text:p text:style-name="Preformatted_20_Text">GMM Recall: 0.471</text:p>
      <text:p text:style-name="Preformatted_20_Text">GMM Number of False Positives: 234418</text:p>
      <text:p text:style-name="Preformatted_20_Text">--- 8.216247081756592 seconds ---</text:p>
      <text:p text:style-name="Preformatted_20_Text"/>
      <text:p text:style-name="Preformatted_20_Text">Birch F-Measure: 0.399</text:p>
      <text:p text:style-name="Preformatted_20_Text">Birch Precision: 0.368</text:p>
      <text:p text:style-name="Preformatted_20_Text">Birch Recall: 0.435</text:p>
      <text:p text:style-name="Preformatted_20_Text">Birch Number of False Positives: 320011</text:p>
      <text:p text:style-name="P59">--- 1.032956838607788 seconds ---</text:p>
      <text:p text:style-name="P37"/>
      <text:p text:style-name="P36">2. ArcFace</text:p>
      <text:p text:style-name="P36">--- 2563.64292502 seconds ---</text:p>
      <text:p text:style-name="P36"/>
      <text:p text:style-name="P31">K-means F-Measure: 0.309</text:p>
      <text:p text:style-name="Preformatted_20_Text">K-means Precision: 0.303</text:p>
      <text:p text:style-name="Preformatted_20_Text">K-means Recall: 0.316</text:p>
      <text:p text:style-name="Preformatted_20_Text">K-means Number of False Positives: 310770</text:p>
      <text:p text:style-name="Preformatted_20_Text">--- 1.7341642379760742 seconds ---</text:p>
      <text:p text:style-name="Preformatted_20_Text"/>
      <text:p text:style-name="Preformatted_20_Text">HAC F-Measure: 0.333</text:p>
      <text:p text:style-name="Preformatted_20_Text">HAC Precision: 0.277</text:p>
      <text:p text:style-name="Preformatted_20_Text">HAC Recall: 0.418</text:p>
      <text:p text:style-name="Preformatted_20_Text">HAC Number of False Positives: 465814</text:p>
      <text:p text:style-name="Preformatted_20_Text">--- 1.192950963973999 seconds ---</text:p>
      <text:p text:style-name="Preformatted_20_Text"/>
      <text:p text:style-name="Preformatted_20_Text">Spectral F-Measure: 0.272</text:p>
      <text:p text:style-name="Preformatted_20_Text">Spectral Precision: 0.262</text:p>
      <text:p text:style-name="Preformatted_20_Text">Spectral Recall: 0.283</text:p>
      <text:p text:style-name="Preformatted_20_Text">Spectral Number of False Positives: 340428</text:p>
      <text:p text:style-name="Preformatted_20_Text">--- 1.2052087783813477 seconds ---</text:p>
      <text:p text:style-name="Preformatted_20_Text"/>
      <text:p text:style-name="Preformatted_20_Text">GMM F-Measure: 0.312</text:p>
      <text:p text:style-name="Preformatted_20_Text">GMM Precision: 0.299</text:p>
      <text:p text:style-name="Preformatted_20_Text">GMM Recall: 0.326</text:p>
      <text:p text:style-name="Preformatted_20_Text">GMM Number of False Positives: 327164</text:p>
      <text:p text:style-name="Preformatted_20_Text">--- 1.2818562984466553 seconds ---</text:p>
      <text:p text:style-name="Preformatted_20_Text"/>
      <text:p text:style-name="Preformatted_20_Text">Birch F-Measure: 0.304</text:p>
      <text:p text:style-name="Preformatted_20_Text">Birch Precision: 0.255</text:p>
      <text:p text:style-name="Preformatted_20_Text">Birch Recall: 0.376</text:p>
      <text:p text:style-name="Preformatted_20_Text">Birch Number of False Positives: 470810</text:p>
      <text:p text:style-name="P59">--- 1.4174175262451172 seconds ---</text:p>
      <text:p text:style-name="P36"/>
      <text:p text:style-name="P16"/>
      <text:p text:style-name="P27"><text:span text:style-name="T6">3. </text:span>Openface</text:p>
      <text:p text:style-name="P27"/>
      <text:p text:style-name="P27"><text:soft-page-break/>Alignment --- 1244.49886608 seconds ---</text:p>
      <text:p text:style-name="P29">Embedding: 7m14.067s</text:p>
      <text:p text:style-name="P22"/>
      <text:p text:style-name="P22">K-means F-Measure: 0.306</text:p>
      <text:p text:style-name="P16">K-means Precision: 0.306</text:p>
      <text:p text:style-name="P16">K-means Recall: 0.307</text:p>
      <text:p text:style-name="P16">K-means Number of False Positives: 298238</text:p>
      <text:p text:style-name="P16">--- 0.7834064960479736 seconds ---</text:p>
      <text:p text:style-name="P30"/>
      <text:p text:style-name="P16">HAC F-Measure: 0.31</text:p>
      <text:p text:style-name="P16">HAC Precision: 0.282</text:p>
      <text:p text:style-name="P16">HAC Recall: 0.345</text:p>
      <text:p text:style-name="P16">HAC Number of False Positives: 376615</text:p>
      <text:p text:style-name="P16">--- 0.8488428592681885 seconds ---</text:p>
      <text:p text:style-name="P30"/>
      <text:p text:style-name="P16">Spectral F-Measure: 0.295</text:p>
      <text:p text:style-name="P16">Spectral Precision: 0.293</text:p>
      <text:p text:style-name="P16">Spectral Recall: 0.297</text:p>
      <text:p text:style-name="P16">Spectral Number of False Positives: 306690</text:p>
      <text:p text:style-name="P16">--- 1.1420938968658447 seconds ---</text:p>
      <text:p text:style-name="P30"/>
      <text:p text:style-name="P16">GMM F-Measure: 0.307</text:p>
      <text:p text:style-name="P16">GMM Precision: 0.307</text:p>
      <text:p text:style-name="P16">GMM Recall: 0.308</text:p>
      <text:p text:style-name="P16">GMM Number of False Positives: 297360</text:p>
      <text:p text:style-name="P16">--- 0.9138562679290771 seconds ---</text:p>
      <text:p text:style-name="P30"/>
      <text:p text:style-name="P16">Birch F-Measure: 0.294</text:p>
      <text:p text:style-name="P16">Birch Precision: 0.276</text:p>
      <text:p text:style-name="P16">Birch Recall: 0.314</text:p>
      <text:p text:style-name="P16">Birch Number of False Positives: 353059</text:p>
      <text:p text:style-name="P16">--- 0.627920389175415 seconds ---</text:p>
      <text:p text:style-name="P22"/>
      <text:p text:style-name="P17"/>
      <text:p text:style-name="P16"/>
      <text:p text:style-name="P28">DLIB</text:p>
      <text:p text:style-name="P28"/>
      <text:p text:style-name="P21">--- 3044.1171255111694 seconds ---</text:p>
      <text:p text:style-name="P21"/>
      <text:p text:style-name="P21">K-means F-Measure: 0.396</text:p>
      <text:p text:style-name="Preformatted_20_Text">K-means Precision: 0.395</text:p>
      <text:p text:style-name="Preformatted_20_Text">K-means Recall: 0.398</text:p>
      <text:p text:style-name="Preformatted_20_Text">K-means Number of False Positives: 261302</text:p>
      <text:p text:style-name="Preformatted_20_Text">--- 0.8015749454498291 seconds ---</text:p>
      <text:p text:style-name="Preformatted_20_Text"/>
      <text:p text:style-name="Preformatted_20_Text">HAC F-Measure: 0.392</text:p>
      <text:p text:style-name="Preformatted_20_Text">HAC Precision: 0.348</text:p>
      <text:p text:style-name="Preformatted_20_Text">HAC Recall: 0.45</text:p>
      <text:p text:style-name="Preformatted_20_Text">HAC Number of False Positives: 360991</text:p>
      <text:p text:style-name="Preformatted_20_Text">--- 0.8191587924957275 seconds ---</text:p>
      <text:p text:style-name="Preformatted_20_Text"/>
      <text:p text:style-name="Preformatted_20_Text">Spectral F-Measure: 0.367</text:p>
      <text:p text:style-name="Preformatted_20_Text">Spectral Precision: 0.365</text:p>
      <text:p text:style-name="Preformatted_20_Text">Spectral Recall: 0.37</text:p>
      <text:p text:style-name="Preformatted_20_Text">Spectral Number of False Positives: 275264</text:p>
      <text:p text:style-name="Preformatted_20_Text">--- 1.1643288135528564 seconds ---</text:p>
      <text:p text:style-name="Preformatted_20_Text"/>
      <text:p text:style-name="Preformatted_20_Text">GMM F-Measure: 0.409</text:p>
      <text:p text:style-name="Preformatted_20_Text">GMM Precision: 0.406</text:p>
      <text:p text:style-name="Preformatted_20_Text">GMM Recall: 0.413</text:p>
      <text:p text:style-name="Preformatted_20_Text">GMM Number of False Positives: 258663</text:p>
      <text:p text:style-name="Preformatted_20_Text"><text:soft-page-break/>--- 1.0610051155090332 seconds ---</text:p>
      <text:p text:style-name="Preformatted_20_Text"/>
      <text:p text:style-name="Preformatted_20_Text">Birch F-Measure: 0.383</text:p>
      <text:p text:style-name="Preformatted_20_Text">Birch Precision: 0.28</text:p>
      <text:p text:style-name="Preformatted_20_Text">Birch Recall: 0.606</text:p>
      <text:p text:style-name="Preformatted_20_Text">Birch Number of False Positives: 668679</text:p>
      <text:p text:style-name="P59">--- 0.8221225738525391 seconds ---</text:p>
      <text:p text:style-name="P21"/>
      <text:p text:style-name="P23"/>
      <text:p text:style-name="P22"/>
      <text:p text:style-name="P58"/>
      <text:p text:style-name="P6">Experiment <text:span text:style-name="T2">3</text:span></text:p>
      <text:p text:style-name="P6"/>
      <text:list xml:id="list223126400200690" text:continue-list="list3199950021" text:style-name="L1">
        <text:list-item text:start-value="1">
          <text:p text:style-name="P61">Military officer</text:p>
        </text:list-item>
        <text:list-item>
          <text:p text:style-name="P63">Politician </text:p>
        </text:list-item>
        <text:list-item>
          <text:p text:style-name="P63">Manager </text:p>
        </text:list-item>
        <text:list-item>
          <text:p text:style-name="P66">Soccer</text:p>
        </text:list-item>
        <text:list-item>
          <text:p text:style-name="P66">Architect</text:p>
        </text:list-item>
        <text:list-item>
          <text:p text:style-name="P64">Coach</text:p>
        </text:list-item>
        <text:list-item>
          <text:p text:style-name="P66">Actor</text:p>
        </text:list-item>
        <text:list-item>
          <text:p text:style-name="P68">Lawyer</text:p>
        </text:list-item>
        <text:list-item>
          <text:p text:style-name="P67">Entrepreneur</text:p>
        </text:list-item>
        <text:list-item>
          <text:p text:style-name="P67">Fighter</text:p>
        </text:list-item>
        <text:list-item>
          <text:p text:style-name="P66">Musician</text:p>
          <text:p text:style-name="P69"/>
        </text:list-item>
      </text:list>
      <text:p text:style-name="P1"/>
      <text:p text:style-name="P1"/>
      <text:p text:style-name="P3">1. FaceNet</text:p>
      <text:p text:style-name="P3"/>
      <text:p text:style-name="P10">--- 3165.38991213 seconds ---</text:p>
      <text:p text:style-name="P10">Run time: <text:s/>299.106532097</text:p>
      <text:p text:style-name="P14"/>
      <text:p text:style-name="P56">soccer</text:p>
      <text:p text:style-name="P16">450</text:p>
      <text:p text:style-name="P16">manager</text:p>
      <text:p text:style-name="P16">371</text:p>
      <text:p text:style-name="P16">musician</text:p>
      <text:p text:style-name="P16">375</text:p>
      <text:p text:style-name="P16">actor</text:p>
      <text:p text:style-name="P16">403</text:p>
      <text:p text:style-name="P16">entrepreneur</text:p>
      <text:p text:style-name="P16">485</text:p>
      <text:p text:style-name="P16">politician</text:p>
      <text:p text:style-name="P16">449</text:p>
      <text:p text:style-name="P16">fighter</text:p>
      <text:p text:style-name="P16">537</text:p>
      <text:p text:style-name="P16">military officer</text:p>
      <text:p text:style-name="P16">407</text:p>
      <text:p text:style-name="P16">coach</text:p>
      <text:p text:style-name="P16">334</text:p>
      <text:p text:style-name="P16">architect</text:p>
      <text:p text:style-name="P16">388</text:p>
      <text:p text:style-name="P16">lawyer</text:p>
      <text:p text:style-name="P16">394</text:p>
      <text:p text:style-name="P16">4593</text:p>
      <text:p text:style-name="P16">11</text:p>
      <text:p text:style-name="P11"><text:soft-page-break/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0">Clustering method</text:p>
          </table:table-cell>
          <table:table-cell table:style-name="Table2.A1" office:value-type="string">
            <text:p text:style-name="P50">Number of clusters</text:p>
          </table:table-cell>
          <table:table-cell table:style-name="Table2.A1" office:value-type="string">
            <text:p text:style-name="P50">F-Measure</text:p>
          </table:table-cell>
          <table:table-cell table:style-name="Table2.A1" office:value-type="string">
            <text:p text:style-name="P50">Precision</text:p>
          </table:table-cell>
          <table:table-cell table:style-name="Table2.A1" office:value-type="string">
            <text:p text:style-name="P50">Recall</text:p>
          </table:table-cell>
          <table:table-cell table:style-name="Table2.A1" office:value-type="string">
            <text:p text:style-name="P50">False Positives</text:p>
          </table:table-cell>
          <table:table-cell table:style-name="Table2.G1" office:value-type="string">
            <text:p text:style-name="P52">Runtime <text:span text:style-name="T1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54">1<text:span text:style-name="T3">1</text:span>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G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54">1<text:span text:style-name="T3">1</text:span>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G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54">1<text:span text:style-name="T3">1</text:span>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G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54">1<text:span text:style-name="T3">1</text:span>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G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48">Birch</text:p>
          </table:table-cell>
          <table:table-cell table:style-name="Table2.A2" office:value-type="string">
            <text:p text:style-name="P54">1<text:span text:style-name="T3">1</text:span></text:p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3"/>
          </table:table-cell>
          <table:table-cell table:style-name="Table2.G2" office:value-type="string">
            <text:p text:style-name="P43"/>
          </table:table-cell>
        </table:table-row>
      </table:table>
      <text:p text:style-name="P42"/>
      <text:p text:style-name="P19">K-means F-Measure: 0.208</text:p>
      <text:p text:style-name="P16">K-means Precision: 0.207</text:p>
      <text:p text:style-name="P16">K-means Recall: 0.21</text:p>
      <text:p text:style-name="P16">K-means Number of False Positives: 782290</text:p>
      <text:p text:style-name="P16">--- 5.054614305496216 seconds ---</text:p>
      <text:p text:style-name="P30"/>
      <text:p text:style-name="P16">HAC F-Measure: 0.177</text:p>
      <text:p text:style-name="P16">HAC Precision: 0.154</text:p>
      <text:p text:style-name="P16">HAC Recall: 0.209</text:p>
      <text:p text:style-name="P16">HAC Number of False Positives: 1120387</text:p>
      <text:p text:style-name="P16">--- 5.0150227546691895 seconds ---</text:p>
      <text:p text:style-name="P30"/>
      <text:p text:style-name="P16">Spectral F-Measure: 0.208</text:p>
      <text:p text:style-name="P16">Spectral Precision: 0.21</text:p>
      <text:p text:style-name="P16">Spectral Recall: 0.207</text:p>
      <text:p text:style-name="P16">Spectral Number of False Positives: 757801</text:p>
      <text:p text:style-name="P16">--- 4.883471965789795 seconds ---</text:p>
      <text:p text:style-name="P30"/>
      <text:p text:style-name="P16">GMM F-Measure: 0.199</text:p>
      <text:p text:style-name="P16">GMM Precision: 0.197</text:p>
      <text:p text:style-name="P16">GMM Recall: 0.201</text:p>
      <text:p text:style-name="P16">GMM Number of False Positives: 794169</text:p>
      <text:p text:style-name="P16">--- 28.129658937454224 seconds ---</text:p>
      <text:p text:style-name="P30"/>
      <text:p text:style-name="P16">Birch F-Measure: 0.182</text:p>
      <text:p text:style-name="P16">Birch Precision: 0.172</text:p>
      <text:p text:style-name="P16">Birch Recall: 0.193</text:p>
      <text:p text:style-name="P16">Birch Number of False Positives: 903683</text:p>
      <text:p text:style-name="P16">--- 3.3826189041137695 seconds ---</text:p>
      <text:p text:style-name="P19"/>
      <text:p text:style-name="P42"/>
      <text:p text:style-name="P33">2. Openface</text:p>
      <text:p text:style-name="P33"/>
      <text:p text:style-name="P38">Alignment: --- 2598.37479591 seconds ---</text:p>
      <text:p text:style-name="P39">Embedding: 10m11.738s</text:p>
      <text:p text:style-name="P39"/>
      <text:p text:style-name="P24">lawyer</text:p>
      <text:p text:style-name="P16">394</text:p>
      <text:p text:style-name="P16">manager</text:p>
      <text:p text:style-name="P16"><text:soft-page-break/>371</text:p>
      <text:p text:style-name="P16">architect</text:p>
      <text:p text:style-name="P16">388</text:p>
      <text:p text:style-name="P16">actor</text:p>
      <text:p text:style-name="P16">403</text:p>
      <text:p text:style-name="P16">fighter</text:p>
      <text:p text:style-name="P16">537</text:p>
      <text:p text:style-name="P16">entrepreneur</text:p>
      <text:p text:style-name="P16">485</text:p>
      <text:p text:style-name="P16">coach</text:p>
      <text:p text:style-name="P16">334</text:p>
      <text:p text:style-name="P16">politician</text:p>
      <text:p text:style-name="P16">449</text:p>
      <text:p text:style-name="P16">military officer</text:p>
      <text:p text:style-name="P16">407</text:p>
      <text:p text:style-name="P16">soccer</text:p>
      <text:p text:style-name="P16">450</text:p>
      <text:p text:style-name="P16">musician</text:p>
      <text:p text:style-name="P16">375</text:p>
      <text:p text:style-name="P16">4593</text:p>
      <text:p text:style-name="P16">11</text:p>
      <text:p text:style-name="P32"/>
      <text:p text:style-name="P39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1">Clustering method</text:p>
          </table:table-cell>
          <table:table-cell table:style-name="Table3.A1" office:value-type="string">
            <text:p text:style-name="P51">Number of clusters</text:p>
          </table:table-cell>
          <table:table-cell table:style-name="Table3.A1" office:value-type="string">
            <text:p text:style-name="P51">F-Measure</text:p>
          </table:table-cell>
          <table:table-cell table:style-name="Table3.A1" office:value-type="string">
            <text:p text:style-name="P51">Precision</text:p>
          </table:table-cell>
          <table:table-cell table:style-name="Table3.A1" office:value-type="string">
            <text:p text:style-name="P51">Recall</text:p>
          </table:table-cell>
          <table:table-cell table:style-name="Table3.A1" office:value-type="string">
            <text:p text:style-name="P51">False Positives</text:p>
          </table:table-cell>
          <table:table-cell table:style-name="Table3.G1" office:value-type="string">
            <text:p text:style-name="P53">Runtime <text:span text:style-name="T1">(seconds)</text:span></text:p>
          </table:table-cell>
        </table:table-row>
        <table:table-row>
          <table:table-cell table:style-name="Table3.A2" office:value-type="string">
            <text:p text:style-name="P47">K-Means</text:p>
          </table:table-cell>
          <table:table-cell table:style-name="Table3.A2" office:value-type="string">
            <text:p text:style-name="P55">1<text:span text:style-name="T3">1</text:span>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7">Hierarchical Agglomerative</text:p>
          </table:table-cell>
          <table:table-cell table:style-name="Table3.A2" office:value-type="string">
            <text:p text:style-name="P55">1<text:span text:style-name="T3">1</text:span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7">Spectral</text:p>
          </table:table-cell>
          <table:table-cell table:style-name="Table3.A2" office:value-type="string">
            <text:p text:style-name="P55">1<text:span text:style-name="T3">1</text:span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7">EM (Gaussian Mixture Model)</text:p>
          </table:table-cell>
          <table:table-cell table:style-name="Table3.A2" office:value-type="string">
            <text:p text:style-name="P55">1<text:span text:style-name="T3">1</text:span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9">Birch</text:p>
          </table:table-cell>
          <table:table-cell table:style-name="Table3.A2" office:value-type="string">
            <text:p text:style-name="P55">1<text:span text:style-name="T3">1</text:span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G2" office:value-type="string">
            <text:p text:style-name="P44"/>
          </table:table-cell>
        </table:table-row>
      </table:table>
      <text:p text:style-name="P40"/>
      <text:p text:style-name="P18">K-means F-Measure: 0.142</text:p>
      <text:p text:style-name="P16">K-means Precision: 0.139</text:p>
      <text:p text:style-name="P16">K-means Recall: 0.145</text:p>
      <text:p text:style-name="P16">K-means Number of False Positives: 872671</text:p>
      <text:p text:style-name="P16">--- 2.446986436843872 seconds ---</text:p>
      <text:p text:style-name="P30"/>
      <text:p text:style-name="P16">HAC F-Measure: 0.143</text:p>
      <text:p text:style-name="P16">HAC Precision: 0.13</text:p>
      <text:p text:style-name="P16">HAC Recall: 0.16</text:p>
      <text:p text:style-name="P16">HAC Number of False Positives: 1038897</text:p>
      <text:p text:style-name="P16">--- 2.677461624145508 seconds ---</text:p>
      <text:p text:style-name="P30"/>
      <text:p text:style-name="P16">Spectral F-Measure: 0.131</text:p>
      <text:p text:style-name="P16">Spectral Precision: 0.13</text:p>
      <text:p text:style-name="P16">Spectral Recall: 0.133</text:p>
      <text:p text:style-name="P16">Spectral Number of False Positives: 867810</text:p>
      <text:p text:style-name="P16">--- 4.860162734985352 seconds ---</text:p>
      <text:p text:style-name="P30"/>
      <text:p text:style-name="P16"><text:soft-page-break/>GMM F-Measure: 0.147</text:p>
      <text:p text:style-name="P16">GMM Precision: 0.143</text:p>
      <text:p text:style-name="P16">GMM Recall: 0.151</text:p>
      <text:p text:style-name="P16">GMM Number of False Positives: 875676</text:p>
      <text:p text:style-name="P16">--- 3.832946300506592 seconds ---</text:p>
      <text:p text:style-name="P30"/>
      <text:p text:style-name="P16">Birch F-Measure: 0.149</text:p>
      <text:p text:style-name="P16">Birch Precision: 0.137</text:p>
      <text:p text:style-name="P16">Birch Recall: 0.164</text:p>
      <text:p text:style-name="P16">Birch Number of False Positives: 1009478</text:p>
      <text:p text:style-name="P16">--- 1.722475528717041 seconds ---</text:p>
      <text:p text:style-name="P18"/>
      <text:p text:style-name="P18"/>
      <text:p text:style-name="P18"/>
      <text:p text:style-name="P34">3. ArcFace</text:p>
      <text:p text:style-name="P34"/>
      <text:p text:style-name="P34">--- 5678.48937488 seconds --- 94,64148958133333 <text:span text:style-name="T5">min</text:span></text:p>
      <text:p text:style-name="P34"/>
      <text:p text:style-name="P26">lawyer</text:p>
      <text:p text:style-name="P16">394</text:p>
      <text:p text:style-name="P16">manager</text:p>
      <text:p text:style-name="P16">371</text:p>
      <text:p text:style-name="P16">architect</text:p>
      <text:p text:style-name="P16">388</text:p>
      <text:p text:style-name="P16">actor</text:p>
      <text:p text:style-name="P16">403</text:p>
      <text:p text:style-name="P16">fighter</text:p>
      <text:p text:style-name="P16">537</text:p>
      <text:p text:style-name="P16">entrepreneur</text:p>
      <text:p text:style-name="P16">485</text:p>
      <text:p text:style-name="P16">coach</text:p>
      <text:p text:style-name="P16">334</text:p>
      <text:p text:style-name="P16">politician</text:p>
      <text:p text:style-name="P16">449</text:p>
      <text:p text:style-name="P16">military officer</text:p>
      <text:p text:style-name="P16">407</text:p>
      <text:p text:style-name="P16">soccer</text:p>
      <text:p text:style-name="P16">450</text:p>
      <text:p text:style-name="P16">musician</text:p>
      <text:p text:style-name="P16">375</text:p>
      <text:p text:style-name="P16">4593</text:p>
      <text:p text:style-name="P16">11</text:p>
      <text:p text:style-name="P34"/>
      <text:p text:style-name="P26">K-means F-Measure: 0.17</text:p>
      <text:p text:style-name="P16">K-means Precision: 0.17</text:p>
      <text:p text:style-name="P16">K-means Recall: 0.171</text:p>
      <text:p text:style-name="P16">K-means Number of False Positives: 810928</text:p>
      <text:p text:style-name="P16">--- 6.363490343093872 seconds ---</text:p>
      <text:p text:style-name="P30"/>
      <text:p text:style-name="P16">HAC F-Measure: 0.174</text:p>
      <text:p text:style-name="P16">HAC Precision: 0.156</text:p>
      <text:p text:style-name="P16">HAC Recall: 0.197</text:p>
      <text:p text:style-name="P16">HAC Number of False Positives: 1040137</text:p>
      <text:p text:style-name="P16">--- 5.429581880569458 seconds ---</text:p>
      <text:p text:style-name="P30"/>
      <text:p text:style-name="P16">Spectral F-Measure: 0.163</text:p>
      <text:p text:style-name="P16">Spectral Precision: 0.163</text:p>
      <text:p text:style-name="P16">Spectral Recall: 0.163</text:p>
      <text:p text:style-name="P16">Spectral Number of False Positives: 816301</text:p>
      <text:p text:style-name="P16"><text:soft-page-break/>--- 5.29897141456604 seconds ---</text:p>
      <text:p text:style-name="P30"/>
      <text:p text:style-name="P16">GMM F-Measure: 0.182</text:p>
      <text:p text:style-name="P16">GMM Precision: 0.182</text:p>
      <text:p text:style-name="P16">GMM Recall: 0.183</text:p>
      <text:p text:style-name="P16">GMM Number of False Positives: 797679</text:p>
      <text:p text:style-name="P16">--- 5.624218940734863 seconds ---</text:p>
      <text:p text:style-name="P30"/>
      <text:p text:style-name="P16">Birch F-Measure: 0.151</text:p>
      <text:p text:style-name="P16">Birch Precision: 0.122</text:p>
      <text:p text:style-name="P16">Birch Recall: 0.197</text:p>
      <text:p text:style-name="P16">Birch Number of False Positives: 1376625</text:p>
      <text:p text:style-name="P16">--- 5.457859039306641 seconds ---</text:p>
      <text:p text:style-name="P34"/>
      <text:p text:style-name="P35">4. Dlib</text:p>
      <text:p text:style-name="P35"/>
      <text:p text:style-name="P41">--- 6776.6076872348785 seconds ---</text:p>
      <text:p text:style-name="P41"/>
      <text:p text:style-name="P25">K-means F-Measure: 0.187</text:p>
      <text:p text:style-name="P16">K-means Precision: 0.184</text:p>
      <text:p text:style-name="P16">K-means Recall: 0.191</text:p>
      <text:p text:style-name="P16">K-means Number of False Positives: 824829</text:p>
      <text:p text:style-name="P16">--- 2.839449405670166 seconds ---</text:p>
      <text:p text:style-name="P30"/>
      <text:p text:style-name="P16">HAC F-Measure: 0.188</text:p>
      <text:p text:style-name="P16">HAC Precision: 0.168</text:p>
      <text:p text:style-name="P16">HAC Recall: 0.214</text:p>
      <text:p text:style-name="P16">HAC Number of False Positives: 1027831</text:p>
      <text:p text:style-name="P16">--- 2.3786823749542236 seconds ---</text:p>
      <text:p text:style-name="P30"/>
      <text:p text:style-name="P16">Spectral F-Measure: 0.166</text:p>
      <text:p text:style-name="P16">Spectral Precision: 0.166</text:p>
      <text:p text:style-name="P16">Spectral Recall: 0.166</text:p>
      <text:p text:style-name="P16">Spectral Number of False Positives: 811771</text:p>
      <text:p text:style-name="P16">--- 4.743347406387329 seconds ---</text:p>
      <text:p text:style-name="P30"/>
      <text:p text:style-name="P16">GMM F-Measure: 0.198</text:p>
      <text:p text:style-name="P16">GMM Precision: 0.192</text:p>
      <text:p text:style-name="P16">GMM Recall: 0.205</text:p>
      <text:p text:style-name="P16">GMM Number of False Positives: 839902</text:p>
      <text:p text:style-name="P16">--- 4.901278257369995 seconds ---</text:p>
      <text:p text:style-name="P30"/>
      <text:p text:style-name="P16">Birch F-Measure: 0.193</text:p>
      <text:p text:style-name="P16">Birch Precision: 0.14</text:p>
      <text:p text:style-name="P16">Birch Recall: 0.31</text:p>
      <text:p text:style-name="P16">Birch Number of False Positives: 1849893</text:p>
      <text:p text:style-name="P16">--- 2.0518393516540527 seconds ---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20T22:31:25.366291741</dc:date>
    <meta:editing-duration>PT19H42M49S</meta:editing-duration>
    <meta:editing-cycles>169</meta:editing-cycles>
    <meta:generator>LibreOffice/6.0.7.3$Linux_X86_64 LibreOffice_project/00m0$Build-3</meta:generator>
    <meta:document-statistic meta:table-count="2" meta:image-count="0" meta:object-count="0" meta:page-count="8" meta:paragraph-count="369" meta:word-count="1085" meta:character-count="7526" meta:non-whitespace-character-count="6819"/>
  </office:meta>
</office:document-meta>
</file>